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5dc61" officeooo:paragraph-rsid="0015dc61"/>
    </style:style>
    <style:style style:name="P2" style:family="paragraph" style:parent-style-name="Standard">
      <style:text-properties fo:font-size="14pt" officeooo:rsid="0015dc61" officeooo:paragraph-rsid="0015dc61" style:font-size-asian="14pt" style:font-size-complex="14pt"/>
    </style:style>
    <style:style style:name="P3" style:family="paragraph" style:parent-style-name="Standard">
      <style:text-properties fo:font-size="28pt" officeooo:rsid="0015dc61" officeooo:paragraph-rsid="0015dc61" style:font-size-asian="28pt" style:font-size-complex="28pt"/>
    </style:style>
    <style:style style:name="P4" style:family="paragraph" style:parent-style-name="Standard">
      <style:text-properties officeooo:paragraph-rsid="0015dc61"/>
    </style:style>
    <style:style style:name="P5" style:family="paragraph" style:parent-style-name="Standard" style:list-style-name="L1">
      <style:text-properties officeooo:paragraph-rsid="0015dc61"/>
    </style:style>
    <style:style style:name="P6" style:family="paragraph" style:parent-style-name="Standard" style:list-style-name="L2">
      <style:text-properties officeooo:paragraph-rsid="0015dc6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5dc61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 6</text:p>
      <text:p text:style-name="P2"/>
      <text:p text:style-name="P2">EXPLAIN HOW DECISION TREE IS SUITABLE HANDLE MISSING VALUES IN DATA.</text:p>
      <text:p text:style-name="P2"/>
      <text:p text:style-name="P2"/>
      <text:p text:style-name="P4"><text:span text:style-name="T2">There are several ways to handle missing values –</text:span></text:p>
      <text:p text:style-name="P4"><text:span text:style-name="T2"/></text:p>
      <text:list xml:id="list7644244872587827424" text:style-name="L1">
        <text:list-item>
          <text:p text:style-name="P5"><text:span text:style-name="T2">Fill the missing value with mean or median of the values if data is</text:span></text:p>
        </text:list-item>
      </text:list>
      <text:p text:style-name="P2"><text:tab/>numerical.</text:p>
      <text:list xml:id="list2970421021291684510" text:style-name="L2">
        <text:list-item>
          <text:p text:style-name="P6"><text:span text:style-name="T2">If data is categorical you can fill missing values with the value that has appeared maximum in that label.</text:span></text:p>
        </text:list-item>
        <text:list-item>
          <text:p text:style-name="P6"><text:span text:style-name="T2">Fill data with the values that come maximum in the range below and above that value.</text:span></text:p>
        </text:list-item>
        <text:list-item>
          <text:p text:style-name="P6"><text:span text:style-name="T2">For the node in the tree whose value is missing in test data , you check both braches and count the number of times each possible outcome label appears at the leaf and then return the label which appears most.</text:span></text:p>
        </text:list-item>
        <text:list-item>
          <text:p text:style-name="P1"><text:span text:style-name="T1">Deleting the row simplest method is to delete the entire row where data is missing. If data has high variance then this lose of data is harmfu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8:01:50.239250462</meta:creation-date>
    <dc:date>2019-01-21T18:14:30.469721887</dc:date>
    <meta:editing-duration>PT2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43" meta:character-count="749" meta:non-whitespace-character-count="618"/>
  </office:meta>
</office:document-meta>
</file>